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Task.get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sk.splitConfs( String con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Task.setValidate( boolean 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sk.getReference( String prefix , String org , String module , boolean stri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Task.doValidate( IvySettings iv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Task.getResolvedDescriptor( String org , String module , boolean stri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sk.getIvyInstanc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vyTask.isVali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sk.getResolvedConfigurations( String org , String module , boolean stri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sk.getResolvedDescriptor( String resolv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sk.getPubDate( String date , Date de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vyTask.getProperty( String value , IvySettings ivy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Task.setResolved( ResolveReport report , String resolveId , boolean kee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Task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sk.getResolvedDescriptor( String resolveId , boolean stri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Task.getResolvedDescriptor( String org , String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sk.getProperty( IvySettings ivy , String name , String resolv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Task.getSettings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sk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Task.setResolved( ResolveReport report , boolean kee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vyTask.setSettingsRef( Reference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sk.finalizeTas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Task.prepare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Task.getProperty( String value , IvySettings ivy , String name , String resolv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Task.getResolvedReport( String org , String module , String resolv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Task.mergeConfs( String [ ]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sk.getProperty( IvySettings ivy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vyTask.cacheAttribute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